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6ff4" officeooo:paragraph-rsid="00166ff4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66ff4" officeooo:paragraph-rsid="00166ff4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officeooo:rsid="00166ff4" officeooo:paragraph-rsid="00166ff4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lendrier projet</text:p>
      <text:p text:style-name="P1"/>
      <text:p text:style-name="P3">- plugin full calendar (month view) / full calendar event</text:p>
      <text:p text:style-name="P3">- L’admin voit tout les rdv et les utilisateur que les leur</text:p>
      <text:p text:style-name="P3">- Fonction php avec data <text:bookmark-start text:name="__DdeLink__18_196278795"/>relier à la base de donnée dateTimes<text:bookmark-end text:name="__DdeLink__18_196278795"/></text:p>
      <text:p text:style-name="P3">- Ne pas prendre le même rdv qu’un autre</text:p>
      <text:p text:style-name="P3">- Vérifier si date de début existe pas si elle existe refuser le rdv / définir une plage horaires</text:p>
      <text:p text:style-name="P3">- Le remettre en françai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0:36:11.239106675</meta:creation-date>
    <dc:date>2020-05-07T12:34:44.651916339</dc:date>
    <meta:editing-duration>PT35M5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69" meta:character-count="356" meta:non-whitespace-character-count="294"/>
  </office:meta>
</office:document-meta>
</file>